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37702f" officeooo:paragraph-rsid="0040d74a" style:font-size-asian="12pt" style:font-size-complex="12pt"/>
    </style:style>
    <style:style style:name="P5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11b8bf" officeooo:paragraph-rsid="0040d74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78683b" officeooo:paragraph-rsid="003aa9e0" style:font-size-asian="12pt" style:font-size-complex="12pt"/>
    </style:style>
    <style:style style:name="P7" style:family="paragraph" style:parent-style-name="Standard">
      <style:text-properties style:font-name="Liberation Serif" fo:font-size="10pt" officeooo:rsid="0078683b" officeooo:paragraph-rsid="003aa9e0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8ad8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037702f" officeooo:paragraph-rsid="0040d74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officeooo:rsid="00425096" officeooo:paragraph-rsid="00425096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0425096" officeooo:paragraph-rsid="00425096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13" style:family="paragraph" style:parent-style-name="Standard">
      <style:paragraph-properties fo:margin-top="0cm" fo:margin-bottom="0.199cm" loext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auto"/>
      <style:text-properties style:font-name="Liberation Serif" fo:font-size="12pt" officeooo:rsid="00425096" officeooo:paragraph-rsid="00425096" style:font-size-asian="12pt" style:font-size-complex="12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0d74a"/>
    </style:style>
    <style:style style:name="T2" style:family="text">
      <style:text-properties officeooo:rsid="0038ad8d"/>
    </style:style>
    <style:style style:name="T3" style:family="text">
      <style:text-properties officeooo:rsid="00330f6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40c47" style:font-style-asian="normal" style:font-style-complex="normal"/>
    </style:style>
    <style:style style:name="T7" style:family="text">
      <style:text-properties fo:font-style="normal" officeooo:rsid="00433024" style:font-style-asian="normal" style:font-style-complex="normal"/>
    </style:style>
    <style:style style:name="T8" style:family="text">
      <style:text-properties fo:font-style="normal" officeooo:rsid="004259cd" style:font-style-asian="normal" style:font-style-complex="normal"/>
    </style:style>
    <style:style style:name="T9" style:family="text">
      <style:text-properties fo:font-style="normal" officeooo:rsid="003fa25e" style:font-style-asian="normal" style:font-style-complex="normal"/>
    </style:style>
    <style:style style:name="T10" style:family="text">
      <style:text-properties fo:font-style="normal" officeooo:rsid="00383709" style:font-style-asian="normal" style:font-style-complex="normal"/>
    </style:style>
    <style:style style:name="T11" style:family="text">
      <style:text-properties officeooo:rsid="0011b8b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1b8bf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1b8bf"/>
    </style:style>
    <style:style style:name="T16" style:family="text">
      <style:text-properties officeooo:rsid="00425096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)</text:p>
      <text:p text:style-name="P11"/>
      <text:p text:style-name="P9"><text:span text:style-name="T11">Mitglied</text:span> (<text:span text:style-name="T12">M</text:span><text:span text:style-name="T13">itglieds</text:span><text:span text:style-name="T12">Nr</text:span>, Name, Adresse, Geburtsdatum)</text:p>
      <text:p text:style-name="P4"><text:span text:style-name="T11">Sportart</text:span> (<text:span text:style-name="T13">Sportart</text:span><text:span text:style-name="T12">Nr</text:span>, <text:span text:style-name="T11">Name, Budget</text:span>, ↑<text:span text:style-name="T16">Verwalter</text:span>)</text:p>
      <text:p text:style-name="P4"><text:span text:style-name="T11">Sportkurs</text:span> (<text:span text:style-name="T13">Kurs</text:span><text:span text:style-name="T12">Nr</text:span>, <text:span text:style-name="T11">Titel, Beginn, Ende, </text:span>↑<text:span text:style-name="T16">SportartNr, </text:span>↑<text:span text:style-name="T16">Leiter)</text:span></text:p>
      <text:p text:style-name="P5">Raum (<text:span text:style-name="T12">RaumNr</text:span>, Adresse, Größe)</text:p>
      <text:p text:style-name="P4"><text:span text:style-name="T11">besucht</text:span> (↑<text:span text:style-name="T12">M</text:span><text:span text:style-name="T13">itglieds</text:span><text:span text:style-name="T12">Nr</text:span>, ↑<text:span text:style-name="T12">KursNr</text:span>)</text:p>
      <text:p text:style-name="P4"><text:span text:style-name="T11">findetStatt</text:span> (↑<text:span text:style-name="T13">Kurs</text:span><text:span text:style-name="T12">Nr</text:span>, ↑<text:span text:style-name="T13">Raum</text:span><text:span text:style-name="T12">Nr</text:span><text:span text:style-name="T14">, </text:span><text:span text:style-name="T15">Wochentag, Uhrzeit, Dauer</text:span>)</text:p>
      <text:p text:style-name="P12"/>
      <text:p text:style-name="P10">b)</text:p>
      <text:p text:style-name="P10"/>
      <text:p text:style-name="P10">verwaltet (n-zu-1) als zusätzliches Attribut des Entitätstyps Sportart: </text:p>
      <text:p text:style-name="P10">Fremdschlüssel Verwalter → Mitgliedsnr</text:p>
      <text:p text:style-name="P10"/>
      <text:p text:style-name="P10">leitet (n-zu-1) als zus. Attribut des Entitätstyps Sportkurs:</text:p>
      <text:p text:style-name="P10">Fremdschlüssel Leiter → Mitgliedsnr</text:p>
      <text:p text:style-name="P10"/>
      <text:p text:style-name="P10">gehörtZu (n-zu-1) als zus. Attribut des Entitätstyps Sportkurs:</text:p>
      <text:p text:style-name="P10">Fremdschlüssel SportartNr</text:p>
      <text:p text:style-name="P10"/>
      <text:p text:style-name="P10">besucht (n-zu-m) als Tabelle: Fremdschlüssel MitgliedsNr und KursNr</text:p>
      <text:p text:style-name="P10"/>
      <text:p text:style-name="P10">findetStatt (n-zu-m) als Tabelle: Fremdschlüssel KursNr und RaumN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7"/>
      <text:p text:style-name="P7"><draw:frame text:anchor-type="paragraph" draw:z-index="0" draw:name="Form1" draw:style-name="gr1" draw:text-style-name="P15" svg:width="1.795cm" svg:height="0.63cm" svg:x="15.217cm" svg:y="0.28cm"><draw:image xlink:href="Pictures/10000000000000580000001F196641809BB809C4.png" xlink:type="simple" xlink:show="embed" xlink:actuate="onLoad" loext:mime-type="image/png"><text:p/></draw:image></draw:frame></text:p>
      <text:p text:style-name="P8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</text:span><text:span text:style-name="T7">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8">Ju</text:span><text:span text:style-name="T10">l</text:span><text:span text:style-name="T8">i</text:span><text:span text:style-name="T9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0d74a"/>
    </style:style>
    <style:style style:name="MT2" style:family="text">
      <style:text-properties officeooo:rsid="0038ad8d"/>
    </style:style>
    <style:style style:name="MT3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Datenbankschema</text:span> – <text:span text:style-name="MT2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3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19T16:38:39.234000000</dc:date>
    <meta:editing-duration>PT5H23M30S</meta:editing-duration>
    <meta:editing-cycles>50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19" meta:word-count="97" meta:character-count="841" meta:non-whitespace-character-count="759"/>
  </office:meta>
</office:document-meta>
</file>